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368f92"/>
    </style:style>
    <style:style style:name="P2" style:family="paragraph" style:parent-style-name="Standard">
      <style:text-properties fo:color="#3465a4" style:font-name="Loma" fo:font-style="italic" style:text-underline-style="solid" style:text-underline-width="auto" style:text-underline-color="font-color" fo:font-weight="bold" officeooo:paragraph-rsid="00368f92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1c8edc" officeooo:paragraph-rsid="001c8edc"/>
    </style:style>
    <style:style style:name="P4" style:family="paragraph" style:parent-style-name="Standard">
      <style:text-properties officeooo:rsid="001c8edc" officeooo:paragraph-rsid="001d80b7"/>
    </style:style>
    <style:style style:name="P5" style:family="paragraph" style:parent-style-name="Standard">
      <style:text-properties fo:font-variant="normal" fo:text-transform="none" fo:color="#000000" fo:letter-spacing="normal" fo:font-style="normal" fo:font-weight="normal" officeooo:rsid="001f7405" officeooo:paragraph-rsid="001f7405"/>
    </style:style>
    <style:style style:name="P6" style:family="paragraph" style:parent-style-name="Standard">
      <style:text-properties fo:font-variant="normal" fo:text-transform="none" fo:color="#000000" fo:letter-spacing="normal" fo:font-style="normal" style:text-underline-style="none" fo:font-weight="normal" officeooo:rsid="00236e2f" officeooo:paragraph-rsid="00236e2f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variant="normal" fo:text-transform="none" fo:color="#000000" fo:letter-spacing="normal" fo:font-style="normal" style:text-underline-style="none" fo:font-weight="normal" officeooo:rsid="0026c7b9" officeooo:paragraph-rsid="0026c7b9" fo:background-color="transparent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variant="normal" fo:text-transform="none" fo:color="#000000" fo:letter-spacing="normal" fo:font-style="normal" style:text-underline-style="none" fo:font-weight="normal" officeooo:rsid="0026c7b9" officeooo:paragraph-rsid="00290032" fo:background-color="transparen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variant="normal" fo:text-transform="none" fo:color="#000000" fo:letter-spacing="normal" fo:font-style="normal" style:text-underline-style="none" fo:font-weight="normal" officeooo:rsid="002a4887" officeooo:paragraph-rsid="002a4887" fo:background-color="transparen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fo:letter-spacing="normal" fo:font-style="normal" style:text-underline-style="none" fo:font-weight="normal" officeooo:rsid="002a7744" officeooo:paragraph-rsid="002a7744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variant="normal" fo:text-transform="none" fo:color="#000000" fo:letter-spacing="normal" fo:font-style="normal" style:text-underline-style="none" fo:font-weight="normal" officeooo:rsid="002c4f70" officeooo:paragraph-rsid="002c4f70" fo:background-color="transparen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variant="normal" fo:text-transform="none" fo:color="#000000" fo:letter-spacing="normal" fo:font-style="normal" style:text-underline-style="none" fo:font-weight="normal" officeooo:rsid="002cfeaa" officeooo:paragraph-rsid="002cfeaa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fo:letter-spacing="normal" fo:font-style="normal" style:text-underline-style="none" fo:font-weight="normal" officeooo:rsid="002ffbc2" officeooo:paragraph-rsid="002ffbc2" fo:background-color="transparent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fo:letter-spacing="normal" fo:font-style="normal" style:text-underline-style="none" fo:font-weight="normal" officeooo:rsid="00331832" officeooo:paragraph-rsid="00331832" fo:background-color="transparen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variant="normal" fo:text-transform="none" style:use-window-font-color="true" fo:letter-spacing="normal" fo:font-style="normal" fo:font-weight="normal" officeooo:rsid="0021ad86" officeooo:paragraph-rsid="0021ad86" fo:background-color="transparent" style:font-weight-asian="normal" style:font-weight-complex="normal"/>
    </style:style>
    <style:style style:name="P16" style:family="paragraph" style:parent-style-name="Standard">
      <style:paragraph-properties style:border-line-width-bottom="0cm 0.004cm 0.002cm" fo:padding="0.074cm" fo:border-left="none" fo:border-right="none" fo:border-top="none" fo:border-bottom="0.14pt double #000000" style:join-border="false"/>
      <style:text-properties fo:font-variant="normal" fo:text-transform="none" fo:color="#000000" fo:letter-spacing="normal" fo:font-style="normal" style:text-underline-style="none" fo:font-weight="normal" officeooo:rsid="0026c7b9" officeooo:paragraph-rsid="0025ddd0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style:border-line-width-bottom="0cm 0.004cm 0.002cm" fo:padding="0.074cm" fo:border-left="none" fo:border-right="none" fo:border-top="none" fo:border-bottom="0.14pt double #000000" style:join-border="false"/>
      <style:text-properties fo:font-variant="normal" fo:text-transform="none" fo:color="#000000" fo:letter-spacing="normal" fo:font-style="normal" style:text-underline-style="none" fo:font-weight="normal" officeooo:rsid="002a4887" officeooo:paragraph-rsid="002a4887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style:border-line-width-bottom="0cm 0.004cm 0.002cm" fo:padding="0.074cm" fo:border-left="none" fo:border-right="none" fo:border-top="none" fo:border-bottom="0.14pt double #000000" style:join-border="false"/>
      <style:text-properties fo:font-variant="normal" fo:text-transform="none" fo:color="#000000" fo:letter-spacing="normal" fo:font-style="normal" style:text-underline-style="none" fo:font-weight="normal" officeooo:rsid="002ffbc2" officeooo:paragraph-rsid="002ffbc2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officeooo:rsid="001c8edc" officeooo:paragraph-rsid="001c8edc"/>
    </style:style>
    <style:style style:name="P20" style:family="paragraph" style:parent-style-name="Standard" style:list-style-name="L1">
      <style:text-properties officeooo:rsid="001f7405" officeooo:paragraph-rsid="001f7405"/>
    </style:style>
    <style:style style:name="P21" style:family="paragraph" style:parent-style-name="Standard" style:list-style-name="L2">
      <style:text-properties officeooo:paragraph-rsid="001f7405"/>
    </style:style>
    <style:style style:name="P22" style:family="paragraph" style:parent-style-name="Standard" style:list-style-name="L2">
      <style:text-properties officeooo:paragraph-rsid="002150a6"/>
    </style:style>
    <style:style style:name="P23" style:family="paragraph" style:parent-style-name="Standard" style:list-style-name="L2">
      <style:text-properties fo:font-weight="bold" officeooo:rsid="001d80b7" officeooo:paragraph-rsid="001d80b7" style:font-weight-asian="bold" style:font-weight-complex="bold"/>
    </style:style>
    <style:style style:name="P24" style:family="paragraph" style:parent-style-name="Standard" style:list-style-name="L2">
      <style:text-properties fo:font-weight="bold" officeooo:paragraph-rsid="001d80b7" style:font-weight-asian="bold" style:font-weight-complex="bold"/>
    </style:style>
    <style:style style:name="P25" style:family="paragraph" style:parent-style-name="Standard" style:list-style-name="L2">
      <style:text-properties fo:font-weight="bold" officeooo:paragraph-rsid="001f7405" style:font-weight-asian="bold" style:font-weight-complex="bold"/>
    </style:style>
    <style:style style:name="P26" style:family="paragraph" style:parent-style-name="Standard" style:list-style-name="L2">
      <style:text-properties fo:font-weight="bold" officeooo:paragraph-rsid="001f7405"/>
    </style:style>
    <style:style style:name="P27" style:family="paragraph" style:parent-style-name="Standard" style:list-style-name="L2">
      <style:text-properties officeooo:rsid="001d80b7" officeooo:paragraph-rsid="001d80b7"/>
    </style:style>
    <style:style style:name="P28" style:family="paragraph" style:parent-style-name="Standard" style:list-style-name="L2">
      <style:text-properties fo:font-variant="normal" fo:text-transform="none" fo:color="#000000" fo:letter-spacing="normal" fo:font-style="normal" fo:font-weight="bold" officeooo:rsid="001d80b7" officeooo:paragraph-rsid="001d80b7" style:font-weight-asian="bold" style:font-weight-complex="bold"/>
    </style:style>
    <style:style style:name="P29" style:family="paragraph" style:parent-style-name="Standard" style:list-style-name="L2">
      <style:text-properties fo:font-variant="normal" fo:text-transform="none" fo:color="#000000" fo:letter-spacing="normal" fo:font-style="normal" fo:font-weight="bold" officeooo:rsid="001f7405" officeooo:paragraph-rsid="001f7405" style:font-weight-asian="bold" style:font-weight-complex="bold"/>
    </style:style>
    <style:style style:name="P30" style:family="paragraph" style:parent-style-name="Standard" style:list-style-name="L2">
      <style:text-properties fo:font-variant="normal" fo:text-transform="none" fo:color="#000000" fo:letter-spacing="normal" fo:font-style="normal" fo:font-weight="bold" officeooo:rsid="002150a6" officeooo:paragraph-rsid="002150a6" style:font-weight-asian="bold" style:font-weight-complex="bold"/>
    </style:style>
    <style:style style:name="P3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fo:letter-spacing="normal" fo:font-style="normal" fo:font-weight="bold" officeooo:rsid="002150a6" officeooo:paragraph-rsid="002150a6" style:font-weight-asian="bold" style:font-weight-complex="bold"/>
    </style:style>
    <style:style style:name="P32" style:family="paragraph" style:parent-style-name="Standard" style:list-style-name="L3">
      <style:text-properties fo:font-variant="normal" fo:text-transform="none" fo:color="#000000" fo:letter-spacing="normal" fo:font-style="normal" fo:font-weight="bold" officeooo:rsid="001d80b7" officeooo:paragraph-rsid="0022655e" fo:background-color="transparent" style:font-weight-asian="bold" style:font-weight-complex="bold"/>
    </style:style>
    <style:style style:name="P33" style:family="paragraph" style:parent-style-name="Standard" style:list-style-name="L3">
      <style:text-properties fo:font-variant="normal" fo:text-transform="none" fo:color="#000000" fo:letter-spacing="normal" fo:font-style="normal" fo:font-weight="bold" officeooo:rsid="0022655e" officeooo:paragraph-rsid="0022655e" fo:background-color="transparent" style:font-weight-asian="bold" style:font-weight-complex="bold"/>
    </style:style>
    <style:style style:name="P34" style:family="paragraph" style:parent-style-name="Standard" style:list-style-name="L2">
      <style:text-properties fo:font-variant="normal" fo:text-transform="none" fo:color="#000000" fo:letter-spacing="normal" fo:font-style="normal" fo:font-weight="normal" officeooo:rsid="001d80b7" officeooo:paragraph-rsid="001d80b7"/>
    </style:style>
    <style:style style:name="P35" style:family="paragraph" style:parent-style-name="Standard" style:list-style-name="L2">
      <style:text-properties fo:font-variant="normal" fo:text-transform="none" fo:color="#000000" fo:letter-spacing="normal" fo:font-style="normal" fo:font-weight="normal" officeooo:rsid="001f7405" officeooo:paragraph-rsid="001f7405"/>
    </style:style>
    <style:style style:name="P36" style:family="paragraph" style:parent-style-name="Standard" style:list-style-name="L2">
      <style:text-properties fo:font-variant="normal" fo:text-transform="none" fo:color="#000000" fo:letter-spacing="normal" fo:font-style="normal" fo:font-weight="normal" officeooo:rsid="001f7405" officeooo:paragraph-rsid="001f7405" style:font-weight-asian="normal" style:font-weight-complex="normal"/>
    </style:style>
    <style:style style:name="P37" style:family="paragraph" style:parent-style-name="Standard" style:list-style-name="L2">
      <style:text-properties fo:font-variant="normal" fo:text-transform="none" fo:color="#000000" fo:letter-spacing="normal" fo:font-style="normal" fo:font-weight="normal" officeooo:rsid="002150a6" officeooo:paragraph-rsid="002150a6" style:font-weight-asian="normal" style:font-weight-complex="normal"/>
    </style:style>
    <style:style style:name="P38" style:family="paragraph" style:parent-style-name="Standard" style:list-style-name="L3">
      <style:text-properties fo:font-variant="normal" fo:text-transform="none" fo:color="#000000" fo:letter-spacing="normal" fo:font-style="normal" fo:font-weight="normal" officeooo:rsid="00236e2f" officeooo:paragraph-rsid="00236e2f" fo:background-color="transparent" style:font-weight-asian="normal" style:font-weight-complex="normal"/>
    </style:style>
    <style:style style:name="P39" style:family="paragraph" style:parent-style-name="Standard" style:list-style-name="L3">
      <style:text-properties fo:font-variant="normal" fo:text-transform="none" fo:color="#000000" fo:letter-spacing="normal" fo:font-style="normal" fo:font-weight="normal" officeooo:rsid="00288aaa" officeooo:paragraph-rsid="00288aaa"/>
    </style:style>
    <style:style style:name="P40" style:family="paragraph" style:parent-style-name="Standard" style:list-style-name="L3">
      <style:text-properties fo:font-variant="normal" fo:text-transform="none" fo:color="#000000" fo:letter-spacing="normal" fo:font-style="normal" style:text-underline-style="none" fo:font-weight="normal" officeooo:rsid="00236e2f" officeooo:paragraph-rsid="00236e2f" fo:background-color="#ff0000" style:font-style-asian="normal" style:font-weight-asian="normal" style:font-style-complex="normal" style:font-weight-complex="normal"/>
    </style:style>
    <style:style style:name="P41" style:family="paragraph" style:parent-style-name="Standard" style:list-style-name="L4">
      <style:text-properties fo:font-variant="normal" fo:text-transform="none" fo:color="#000000" fo:letter-spacing="normal" fo:font-style="normal" style:text-underline-style="none" fo:font-weight="normal" officeooo:rsid="0024c4b3" officeooo:paragraph-rsid="0024c4b3" fo:background-color="#ff0000" style:font-style-asian="normal" style:font-weight-asian="normal" style:font-style-complex="normal" style:font-weight-complex="normal"/>
    </style:style>
    <style:style style:name="P42" style:family="paragraph" style:parent-style-name="Standard" style:list-style-name="L7">
      <style:text-properties fo:font-variant="normal" fo:text-transform="none" fo:color="#000000" fo:letter-spacing="normal" fo:font-style="normal" style:text-underline-style="none" fo:font-weight="normal" officeooo:rsid="002a7744" officeooo:paragraph-rsid="002a7744" fo:background-color="#ff0000" style:font-style-asian="normal" style:font-weight-asian="normal" style:font-style-complex="normal" style:font-weight-complex="normal"/>
    </style:style>
    <style:style style:name="P43" style:family="paragraph" style:parent-style-name="Standard" style:list-style-name="L8">
      <style:text-properties fo:font-variant="normal" fo:text-transform="none" fo:color="#000000" fo:letter-spacing="normal" fo:font-style="normal" style:text-underline-style="none" fo:font-weight="normal" officeooo:rsid="002c4f70" officeooo:paragraph-rsid="002c4f70" fo:background-color="#ff0000" style:font-style-asian="normal" style:font-weight-asian="normal" style:font-style-complex="normal" style:font-weight-complex="normal"/>
    </style:style>
    <style:style style:name="P44" style:family="paragraph" style:parent-style-name="Standard" style:list-style-name="L9">
      <style:text-properties fo:font-variant="normal" fo:text-transform="none" fo:color="#000000" fo:letter-spacing="normal" fo:font-style="normal" style:text-underline-style="none" fo:font-weight="normal" officeooo:rsid="002eccbb" officeooo:paragraph-rsid="002eccbb" fo:background-color="#ff0000" style:font-style-asian="normal" style:font-weight-asian="normal" style:font-style-complex="normal" style:font-weight-complex="normal"/>
    </style:style>
    <style:style style:name="P45" style:family="paragraph" style:parent-style-name="Standard" style:list-style-name="L10">
      <style:text-properties fo:font-variant="normal" fo:text-transform="none" fo:color="#000000" fo:letter-spacing="normal" fo:font-style="normal" style:text-underline-style="none" fo:font-weight="normal" officeooo:rsid="00368f92" officeooo:paragraph-rsid="00368f92" fo:background-color="#ff0000" style:font-style-asian="normal" style:font-weight-asian="normal" style:font-style-complex="normal" style:font-weight-complex="normal"/>
    </style:style>
    <style:style style:name="P46" style:family="paragraph" style:parent-style-name="Standard" style:list-style-name="L4">
      <style:text-properties fo:font-variant="normal" fo:text-transform="none" fo:color="#000000" fo:letter-spacing="normal" fo:font-style="normal" style:text-underline-style="none" fo:font-weight="normal" officeooo:rsid="00236e2f" officeooo:paragraph-rsid="00236e2f" fo:background-color="transparent" style:font-style-asian="normal" style:font-weight-asian="normal" style:font-style-complex="normal" style:font-weight-complex="normal"/>
    </style:style>
    <style:style style:name="P47" style:family="paragraph" style:parent-style-name="Standard" style:list-style-name="L4">
      <style:text-properties fo:font-variant="normal" fo:text-transform="none" fo:color="#000000" fo:letter-spacing="normal" fo:font-style="normal" style:text-underline-style="none" fo:font-weight="normal" officeooo:rsid="0024c4b3" officeooo:paragraph-rsid="0024c4b3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 style:list-style-name="L4">
      <style:text-properties fo:font-variant="normal" fo:text-transform="none" fo:color="#000000" fo:letter-spacing="normal" fo:font-style="normal" style:text-underline-style="none" fo:font-weight="normal" officeooo:rsid="0025ddd0" officeooo:paragraph-rsid="0025ddd0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 style:list-style-name="L5">
      <style:text-properties fo:font-variant="normal" fo:text-transform="none" fo:color="#000000" fo:letter-spacing="normal" fo:font-style="normal" style:text-underline-style="none" fo:font-weight="normal" officeooo:rsid="0026c7b9" officeooo:paragraph-rsid="0026c7b9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 style:list-style-name="L5">
      <style:text-properties fo:font-variant="normal" fo:text-transform="none" fo:color="#000000" fo:letter-spacing="normal" fo:font-style="normal" style:text-underline-style="none" fo:font-weight="normal" officeooo:rsid="00290032" officeooo:paragraph-rsid="00290032" fo:background-color="transparent" style:font-style-asian="normal" style:font-weight-asian="normal" style:font-style-complex="normal" style:font-weight-complex="normal"/>
    </style:style>
    <style:style style:name="P51" style:family="paragraph" style:parent-style-name="Standard" style:list-style-name="L6">
      <style:text-properties fo:font-variant="normal" fo:text-transform="none" fo:color="#000000" fo:letter-spacing="normal" fo:font-style="normal" style:text-underline-style="none" fo:font-weight="normal" officeooo:rsid="002a4887" officeooo:paragraph-rsid="002a4887" fo:background-color="transparent" style:font-style-asian="normal" style:font-weight-asian="normal" style:font-style-complex="normal" style:font-weight-complex="normal"/>
    </style:style>
    <style:style style:name="P52" style:family="paragraph" style:parent-style-name="Standard" style:list-style-name="L7">
      <style:text-properties fo:font-variant="normal" fo:text-transform="none" fo:color="#000000" fo:letter-spacing="normal" fo:font-style="normal" style:text-underline-style="none" fo:font-weight="normal" officeooo:rsid="002a7744" officeooo:paragraph-rsid="002a7744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 style:list-style-name="L8">
      <style:text-properties fo:font-variant="normal" fo:text-transform="none" fo:color="#000000" fo:letter-spacing="normal" fo:font-style="normal" style:text-underline-style="none" fo:font-weight="normal" officeooo:rsid="002c4f70" officeooo:paragraph-rsid="002c4f70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 style:list-style-name="L8">
      <style:text-properties fo:font-variant="normal" fo:text-transform="none" fo:color="#000000" fo:letter-spacing="normal" fo:font-style="normal" style:text-underline-style="none" fo:font-weight="normal" officeooo:rsid="002eccbb" officeooo:paragraph-rsid="002eccbb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 style:list-style-name="L9">
      <style:text-properties fo:font-variant="normal" fo:text-transform="none" fo:color="#000000" fo:letter-spacing="normal" fo:font-style="normal" style:text-underline-style="none" fo:font-weight="normal" officeooo:rsid="002eccbb" officeooo:paragraph-rsid="002eccbb" fo:background-color="transparent" style:font-style-asian="normal" style:font-weight-asian="normal" style:font-style-complex="normal" style:font-weight-complex="normal"/>
    </style:style>
    <style:style style:name="P56" style:family="paragraph" style:parent-style-name="Standard" style:list-style-name="L10">
      <style:text-properties fo:font-variant="normal" fo:text-transform="none" fo:color="#000000" fo:letter-spacing="normal" fo:font-style="normal" style:text-underline-style="none" fo:font-weight="normal" officeooo:rsid="0031ae9d" officeooo:paragraph-rsid="0031ae9d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 style:list-style-name="L10">
      <style:text-properties fo:font-variant="normal" fo:text-transform="none" fo:color="#000000" fo:letter-spacing="normal" fo:font-style="normal" style:text-underline-style="none" fo:font-weight="normal" officeooo:rsid="0031ae9d" officeooo:paragraph-rsid="00331832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 style:list-style-name="L10">
      <style:text-properties fo:font-variant="normal" fo:text-transform="none" fo:color="#000000" fo:letter-spacing="normal" fo:font-style="normal" style:text-underline-style="none" fo:font-weight="normal" officeooo:rsid="00331832" officeooo:paragraph-rsid="00331832" fo:background-color="transparent" style:font-style-asian="normal" style:font-weight-asian="normal" style:font-style-complex="normal" style:font-weight-complex="normal"/>
    </style:style>
    <style:style style:name="P59" style:family="paragraph" style:parent-style-name="Standard" style:list-style-name="L10">
      <style:text-properties fo:font-variant="normal" fo:text-transform="none" fo:color="#000000" fo:letter-spacing="normal" fo:font-style="normal" style:text-underline-style="none" fo:font-weight="normal" officeooo:rsid="0034ba6b" officeooo:paragraph-rsid="0034ba6b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 style:list-style-name="L3">
      <style:text-properties fo:font-variant="normal" fo:text-transform="none" fo:color="#000000" fo:letter-spacing="normal" fo:font-style="italic" style:text-underline-style="solid" style:text-underline-width="auto" style:text-underline-color="font-color" fo:font-weight="bold" officeooo:rsid="00236e2f" officeooo:paragraph-rsid="00236e2f" fo:background-color="transparent" style:font-style-asian="italic" style:font-weight-asian="bold" style:font-style-complex="italic" style:font-weight-complex="bold"/>
    </style:style>
    <style:style style:name="P61" style:family="paragraph" style:parent-style-name="Standard" style:list-style-name="L2">
      <style:text-properties fo:font-variant="normal" fo:text-transform="none" fo:color="#800000" fo:letter-spacing="normal" fo:font-style="normal" fo:font-weight="normal" officeooo:rsid="002150a6" officeooo:paragraph-rsid="002150a6" fo:background-color="#ff0000" style:font-weight-asian="normal" style:font-weight-complex="normal"/>
    </style:style>
    <style:style style:name="P62" style:family="paragraph" style:parent-style-name="Standard" style:list-style-name="L3">
      <style:text-properties fo:font-variant="normal" fo:text-transform="none" style:use-window-font-color="true" fo:letter-spacing="normal" fo:font-style="normal" fo:font-weight="normal" officeooo:rsid="0021ad86" officeooo:paragraph-rsid="0021ad86" fo:background-color="transparent" style:font-weight-asian="normal" style:font-weight-complex="normal"/>
    </style:style>
    <style:style style:name="P63" style:family="paragraph" style:parent-style-name="Standard" style:list-style-name="L3">
      <style:text-properties fo:font-variant="normal" fo:text-transform="none" style:use-window-font-color="true" fo:letter-spacing="normal" fo:font-style="normal" fo:font-weight="normal" officeooo:rsid="0022655e" officeooo:paragraph-rsid="0022655e" fo:background-color="transparent" style:font-weight-asian="normal" style:font-weight-complex="normal"/>
    </style:style>
    <style:style style:name="P64" style:family="paragraph" style:parent-style-name="Standard" style:list-style-name="L3">
      <style:text-properties style:use-window-font-color="true" fo:font-weight="bold" officeooo:paragraph-rsid="0022655e" fo:background-color="#ff0000" style:font-weight-asian="bold" style:font-weight-complex="bold"/>
    </style:style>
    <style:style style:name="P65" style:family="paragraph" style:parent-style-name="Standard" style:list-style-name="L4">
      <style:text-properties style:use-window-font-color="true" fo:font-style="italic" style:text-underline-style="solid" style:text-underline-width="auto" style:text-underline-color="font-color" fo:font-weight="bold" officeooo:paragraph-rsid="00236e2f" fo:background-color="#ff0000" style:font-style-asian="italic" style:font-weight-asian="bold" style:font-style-complex="italic" style:font-weight-complex="bold"/>
    </style:style>
    <style:style style:name="P66" style:family="paragraph" style:parent-style-name="Standard" style:list-style-name="L4">
      <style:text-properties style:use-window-font-color="true" fo:font-style="italic" fo:font-weight="bold" officeooo:paragraph-rsid="00236e2f"/>
    </style:style>
    <style:style style:name="P67" style:family="paragraph" style:parent-style-name="Standard" style:list-style-name="L5">
      <style:text-properties officeooo:paragraph-rsid="00290032"/>
    </style:style>
    <style:style style:name="P68" style:family="paragraph" style:parent-style-name="Standard" style:list-style-name="L10">
      <style:text-properties officeooo:paragraph-rsid="0031ae9d"/>
    </style:style>
    <style:style style:name="P69" style:family="paragraph" style:parent-style-name="Standard" style:list-style-name="L10">
      <style:text-properties officeooo:paragraph-rsid="00331832"/>
    </style:style>
    <style:style style:name="P70" style:family="paragraph" style:parent-style-name="Standard" style:list-style-name="L10">
      <style:text-properties officeooo:paragraph-rsid="0032237a"/>
    </style:style>
    <style:style style:name="P71" style:family="paragraph" style:parent-style-name="Standard" style:list-style-name="L10">
      <style:text-properties officeooo:paragraph-rsid="00368f92"/>
    </style:style>
    <style:style style:name="P72" style:family="paragraph">
      <style:paragraph-properties fo:text-align="center"/>
    </style:style>
    <style:style style:name="T1" style:family="text">
      <style:text-properties officeooo:rsid="001d80b7"/>
    </style:style>
    <style:style style:name="T2" style:family="text">
      <style:text-properties fo:font-variant="normal" fo:text-transform="none" fo:color="#000000" fo:letter-spacing="normal" fo:font-style="normal" fo:font-weight="normal" officeooo:rsid="001f7405"/>
    </style:style>
    <style:style style:name="T3" style:family="text">
      <style:text-properties fo:font-variant="normal" fo:text-transform="none" fo:color="#000000" fo:letter-spacing="normal" fo:font-style="normal" fo:font-weight="normal" officeooo:rsid="001f7405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2150a6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bold" officeooo:rsid="001f7405" style:font-weight-asian="bold" style:font-weight-complex="bold"/>
    </style:style>
    <style:style style:name="T6" style:family="text">
      <style:text-properties fo:font-variant="normal" fo:text-transform="none" fo:color="#000000" fo:letter-spacing="normal" fo:font-style="normal" fo:font-weight="bold" officeooo:rsid="002150a6" style:font-weight-asian="bold" style:font-weight-complex="bold"/>
    </style:style>
    <style:style style:name="T7" style:family="text">
      <style:text-properties fo:font-variant="normal" fo:text-transform="none" fo:color="#000000" fo:letter-spacing="normal" fo:font-style="normal" officeooo:rsid="001f7405"/>
    </style:style>
    <style:style style:name="T8" style:family="text">
      <style:text-properties fo:font-variant="normal" fo:text-transform="none" fo:color="#000000" fo:letter-spacing="normal" fo:font-style="normal" officeooo:rsid="001f7405" style:font-weight-asian="bold" style:font-weight-complex="bold"/>
    </style:style>
    <style:style style:name="T9" style:family="text">
      <style:text-properties fo:font-variant="normal" fo:text-transform="none" fo:color="#000000" fo:letter-spacing="normal" fo:font-style="normal" officeooo:rsid="002150a6"/>
    </style:style>
    <style:style style:name="T10" style:family="text">
      <style:text-properties fo:font-variant="normal" fo:text-transform="none" fo:color="#000000" fo:letter-spacing="normal" fo:font-style="normal" officeooo:rsid="001d80b7"/>
    </style:style>
    <style:style style:name="T11" style:family="text">
      <style:text-properties fo:font-variant="normal" fo:text-transform="none" fo:color="#000000" fo:letter-spacing="normal" fo:font-style="normal" officeooo:rsid="001d80b7" fo:background-color="transparent"/>
    </style:style>
    <style:style style:name="T12" style:family="text">
      <style:text-properties fo:font-variant="normal" fo:text-transform="none" fo:color="#000000" fo:letter-spacing="normal" fo:font-style="normal" officeooo:rsid="0022655e" fo:background-color="transparent"/>
    </style:style>
    <style:style style:name="T13" style:family="text">
      <style:text-properties fo:font-variant="normal" fo:text-transform="none" fo:color="#000000" fo:letter-spacing="normal" fo:font-style="normal" style:text-underline-style="none" fo:font-weight="normal" officeooo:rsid="00236e2f" fo:background-color="transparent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fo:letter-spacing="normal" fo:font-style="normal" style:text-underline-style="none" fo:font-weight="normal" officeooo:rsid="0022655e" fo:background-color="transparent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fo:letter-spacing="normal" fo:font-style="normal" style:text-underline-style="none" fo:font-weight="normal" officeooo:rsid="001d80b7" fo:background-color="transparent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fo:letter-spacing="normal" fo:font-style="normal" style:text-underline-style="none" fo:font-weight="normal" officeooo:rsid="0026c7b9" fo:background-color="transparent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fo:letter-spacing="normal" fo:font-style="normal" style:text-underline-style="none" fo:font-weight="normal" officeooo:rsid="00290032" fo:background-color="transparent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fo:letter-spacing="normal" fo:font-style="normal" style:text-underline-style="none" fo:font-weight="normal" officeooo:rsid="0031ae9d" fo:background-color="transparent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fo:letter-spacing="normal" fo:font-style="normal" style:text-underline-style="none" fo:font-weight="normal" officeooo:rsid="0032237a" fo:background-color="transparent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fo:letter-spacing="normal" fo:font-style="normal" style:text-underline-style="none" fo:font-weight="normal" officeooo:rsid="00331832" fo:background-color="transparent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fo:letter-spacing="normal" fo:font-style="normal" style:text-underline-style="none" officeooo:rsid="00236e2f" fo:background-color="transparent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letter-spacing="normal" fo:font-style="normal" officeooo:rsid="0022655e" fo:background-color="transparent"/>
    </style:style>
    <style:style style:name="T23" style:family="text">
      <style:text-properties fo:color="#3465a4" style:font-name="Loma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4" style:family="text">
      <style:text-properties fo:color="#3465a4" style:font-name="Loma" fo:font-style="italic" style:text-underline-style="none" fo:font-weight="bold" style:font-style-asian="italic" style:font-weight-asian="bold" style:font-style-complex="italic" style:font-weight-complex="bold"/>
    </style:style>
    <style:style style:name="T25" style:family="text">
      <style:text-properties officeooo:rsid="003828f5"/>
    </style:style>
    <style:style style:name="T26" style:family="text">
      <style:text-properties officeooo:rsid="0039a1ad"/>
    </style:style>
    <style:style style:name="T2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aea79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3333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uteur GL</text:p>
      <text:p text:style-name="P3"/>
      <text:p text:style-name="P3"/>
      <text:p text:style-name="P3">1.1</text:p>
      <text:list xml:id="list8366788254217500037" text:style-name="L1">
        <text:list-item>
          <text:p text:style-name="P19">XML permet de faire de nombreuses choses, peut être lu sur n'importe quel OS, appliqué sur de nombreux autres formats.</text:p>
        </text:list-item>
        <text:list-item>
          <text:p text:style-name="P19">On peut convertir le XML pour en donné un peu prêt tout avec XSL</text:p>
        </text:list-item>
        <text:list-item>
          <text:p text:style-name="P19">On peut spécifié une grammaire validante pour un fichier XML</text:p>
        </text:list-item>
        <text:list-item>
          <text:p text:style-name="P19">Un élément ne comporte qu'un et commence par une lettre</text:p>
        </text:list-item>
        <text:list-item>
          <text:p text:style-name="P19">Langage voué à la diffusion des données et au libre </text:p>
        </text:list-item>
        <text:list-item>
          <text:p text:style-name="P20">XML est un métalangage</text:p>
        </text:list-item>
        <text:list-item>
          <text:p text:style-name="P20"/>
        </text:list-item>
      </text:list>
      <text:p text:style-name="P3"/>
      <text:p text:style-name="P4">1.2</text:p>
      <text:list xml:id="list7702269123964803022" text:style-name="L2">
        <text:list-item>
          <text:p text:style-name="P23">&lt;element attribut=valeur&gt; &lt;/element&gt;</text:p>
        </text:list-item>
        <text:list-item>
          <text:p text:style-name="P27">impossible d'avoir deux attributs du même nom dans un élément</text:p>
        </text:list-item>
        <text:list-item>
          <text:p text:style-name="P27">ordre attributs non significatif</text:p>
        </text:list-item>
        <text:list-item>
          <text:p text:style-name="P27">Navigateur affiche documents xml bien formés</text:p>
        </text:list-item>
        <text:list-item>
          <text:p text:style-name="P27">attribut non obligatoire</text:p>
        </text:list-item>
        <text:list-item>
          <text:p text:style-name="P27">guillemets obligatoire pour la valeur de l'attribut</text:p>
        </text:list-item>
        <text:list-item>
          <text:p text:style-name="P24"><text:span text:style-name="T1">&lt;client nom= </text:span><text:span text:style-name="T10">"</text:span><text:span text:style-name="T1">toto</text:span><text:span text:style-name="T10">"&gt;&lt;/client&gt; équivaut à &lt;client nom= "toto" /&gt;</text:span></text:p>
        </text:list-item>
        <text:list-item>
          <text:p text:style-name="P27">document xml commence toujours par une balise SGML</text:p>
        </text:list-item>
        <text:list-item>
          <text:p text:style-name="P28">&lt;?xml version="1.0" encoding="ISO-8859-1" ?&gt;</text:p>
        </text:list-item>
        <text:list-item>
          <text:p text:style-name="P34">on peut mettre des caractère accentué dans un élément mais on doit avoir le bon encoding</text:p>
        </text:list-item>
        <text:list-item>
          <text:p text:style-name="P35">Un document peut contenir :</text:p>
          <text:list>
            <text:list-item>
              <text:p text:style-name="P35">grammaire DTD, </text:p>
            </text:list-item>
            <text:list-item>
              <text:p text:style-name="P35">références espace de nom,</text:p>
            </text:list-item>
            <text:list-item>
              <text:p text:style-name="P35">indication de schémas XSD,</text:p>
            </text:list-item>
            <text:list-item>
              <text:p text:style-name="P35">d'autre doc XML,</text:p>
            </text:list-item>
            <text:list-item>
              <text:p text:style-name="P35">feuille de style XSL</text:p>
            </text:list-item>
          </text:list>
        </text:list-item>
        <text:list-item>
          <text:p text:style-name="P35">XML peut avoir du contenu mixte</text:p>
        </text:list-item>
        <text:list-item>
          <text:p text:style-name="P35"><text:s/>Obligatoire</text:p>
          <text:list>
            <text:list-item>
              <text:p text:style-name="P35">balise bien formé</text:p>
            </text:list-item>
            <text:list-item>
              <text:p text:style-name="P35">une balise racine</text:p>
            </text:list-item>
            <text:list-item>
              <text:p text:style-name="P35">valeur des attributs entre guillemets</text:p>
            </text:list-item>
          </text:list>
        </text:list-item>
      </text:list>
      <text:p text:style-name="P5"/>
      <text:p text:style-name="P5">1.3</text:p>
      <text:list xml:id="list592255956" text:continue-numbering="true" text:style-name="L2">
        <text:list-item>
          <text:p text:style-name="P35">DTD =&gt; vocabulaire + structure donc de validé un document</text:p>
        </text:list-item>
        <text:list-item>
          <text:p text:style-name="P21"><text:span text:style-name="T2">Commence par </text:span><text:span text:style-name="T5">&lt;!DOCTYPE</text:span><text:span text:style-name="T2"> et se termine par </text:span><text:span text:style-name="T5">&gt;</text:span></text:p>
        </text:list-item>
        <text:list-item>
          <text:p text:style-name="P36">DTD Interne =&gt; écrite dans le doc XML avant la première balise</text:p>
        </text:list-item>
        <text:list-item>
          <text:p text:style-name="P36">DTD externe fichier .DTD</text:p>
        </text:list-item>
        <text:list-item>
          <text:p text:style-name="P36">un élément est défini par</text:p>
          <text:list>
            <text:list-item>
              <text:p text:style-name="P25"><text:span text:style-name="T7">&lt;!ELEMENT </text:span><text:span text:style-name="T9">&gt;</text:span></text:p>
            </text:list-item>
            <text:list-item>
              <text:p text:style-name="P29">EMPTY, ANY, MIXED ou #PCDATA</text:p>
            </text:list-item>
            <text:list-item>
              <text:p text:style-name="P25"><text:span text:style-name="T7">?</text:span><text:span text:style-name="T3"> 0 ou 1</text:span></text:p>
            </text:list-item>
            <text:list-item>
              <text:p text:style-name="P25"><text:span text:style-name="T7">*</text:span><text:span text:style-name="T3"> 0 ou plus</text:span></text:p>
            </text:list-item>
            <text:list-item>
              <text:p text:style-name="P25"><text:span text:style-name="T7">+</text:span><text:span text:style-name="T3"> 1 ou plus</text:span></text:p>
            </text:list-item>
            <text:list-item>
              <text:p text:style-name="P36">par défaut 1</text:p>
            </text:list-item>
            <text:list-item>
              <text:p text:style-name="P26"><text:span text:style-name="T3">exemple : </text:span><text:span text:style-name="T8">&lt;!ELEMENT lfilms (film*)&gt;</text:span></text:p>
            </text:list-item>
          </text:list>
        </text:list-item>
        <text:list-item>
          <text:p text:style-name="P37"><text:soft-page-break/>un attribut est définit par</text:p>
          <text:list>
            <text:list-item>
              <text:p text:style-name="P30">&lt;!ATTLIST elementattache nomattribu type présence&gt;</text:p>
            </text:list-item>
            <text:list-item>
              <text:p text:style-name="P22"><text:span text:style-name="T4">le type : </text:span><text:span text:style-name="T6">CDATA</text:span><text:span text:style-name="T4">(chaine),</text:span><text:span text:style-name="T6">ID,IDREF,NMTOKEN,ENTITY</text:span><text:span text:style-name="T4">..liste de mot fixe</text:span><text:span text:style-name="T6">(mot2|mot1)</text:span></text:p>
            </text:list-item>
            <text:list-item>
              <text:p text:style-name="P22"><text:span text:style-name="T4">présence : </text:span><text:span text:style-name="T6">#IMPLIED</text:span><text:span text:style-name="T4">(optionnel),</text:span><text:span text:style-name="T6"> #REQUIERED</text:span><text:span text:style-name="T4">(obligatoire), </text:span><text:span text:style-name="T6">#FIXED</text:span><text:span text:style-name="T4">(remplacé par une valeur par défaut)</text:span></text:p>
            </text:list-item>
          </text:list>
        </text:list-item>
        <text:list-item>
          <text:p text:style-name="P37">entité</text:p>
          <text:list>
            <text:list-item>
              <text:p text:style-name="P31">&lt;!ENTITY nom valeur&gt;</text:p>
            </text:list-item>
            <text:list-item>
              <text:p text:style-name="P22"><text:span text:style-name="T4">utilisation </text:span><text:span text:style-name="T6">&amp;nom;</text:span></text:p>
            </text:list-item>
          </text:list>
        </text:list-item>
        <text:list-item>
          <text:p text:style-name="P61">voir les spec dans dtd_specs.txt</text:p>
        </text:list-item>
      </text:list>
      <text:p text:style-name="P15"/>
      <text:p text:style-name="P15">1.4</text:p>
      <text:list xml:id="list7168330541773636705" text:style-name="L3">
        <text:list-item>
          <text:p text:style-name="P62">explique les repporche des DTD</text:p>
        </text:list-item>
        <text:list-item>
          <text:p text:style-name="P62">XSD vrai fichier xml au format .XSD</text:p>
        </text:list-item>
        <text:list-item>
          <text:p text:style-name="P63">Définition du fichier</text:p>
          <text:list>
            <text:list-item>
              <text:p text:style-name="P64"><text:span text:style-name="T22">&lt;?xml version=</text:span><text:span text:style-name="T11">"</text:span><text:span text:style-name="T12">1.0</text:span><text:span text:style-name="T11">"?&gt;</text:span></text:p>
            </text:list-item>
            <text:list-item>
              <text:p text:style-name="P32">&lt;xsd:schema xmlns:xsd="http://www.w3.org/2001/XMLSchema"&gt;</text:p>
            </text:list-item>
            <text:list-item>
              <text:p text:style-name="P33">&lt;xsd:element&gt;</text:p>
            </text:list-item>
            <text:list-item>
              <text:p text:style-name="P33">&lt;xsd:attribute&gt;</text:p>
            </text:list-item>
          </text:list>
        </text:list-item>
        <text:list-item>
          <text:p text:style-name="P38">pour lier le fichier, dans le fichier xml =&gt; xsi:noNamespaceSchemaLocation="films.xsd"</text:p>
        </text:list-item>
        <text:list-item>
          <text:p text:style-name="P39">unbounded pour maxOccurs aucune valeur maximal précisé</text:p>
        </text:list-item>
        <text:list-item>
          <text:p text:style-name="P60">définition des options ici</text:p>
        </text:list-item>
        <text:list-item>
          <text:p text:style-name="P40">lire schémas du schémas</text:p>
        </text:list-item>
      </text:list>
      <text:p text:style-name="P6"/>
      <text:p text:style-name="P6">1.5</text:p>
      <text:list xml:id="list826034382406322941" text:style-name="L4">
        <text:list-item>
          <text:p text:style-name="P46">XSL permet de transformer les doc XML en HTML,PDF...</text:p>
        </text:list-item>
        <text:list-item>
          <text:p text:style-name="P46">XSL utilise XSLT et XSLFO</text:p>
        </text:list-item>
        <text:list-item>
          <text:p text:style-name="P46">donnée structuré dans un arbre</text:p>
        </text:list-item>
        <text:list-item>
          <text:p text:style-name="P46">selection via XPATH</text:p>
        </text:list-item>
        <text:list-item>
          <text:p text:style-name="P46">Définition du fichier</text:p>
          <text:list>
            <text:list-item>
              <text:p text:style-name="P65"><text:span text:style-name="T14">&lt;?xml version=</text:span><text:span text:style-name="T15">"</text:span><text:span text:style-name="T14">1.0</text:span><text:span text:style-name="T15">"?&gt;</text:span></text:p>
            </text:list-item>
          </text:list>
        </text:list-item>
        <text:list-item>
          <text:p text:style-name="P66"><text:span text:style-name="T13">dans le doc xml on aura </text:span><text:span text:style-name="T21">&lt;?xml-stylesheet type="text/xsl" href="fac.xsl" ?&gt;</text:span></text:p>
        </text:list-item>
        <text:list-item>
          <text:p text:style-name="P46">navigateurs interprètent XSL</text:p>
        </text:list-item>
        <text:list-item>
          <text:p text:style-name="P47">règle :</text:p>
          <text:list>
            <text:list-item>
              <text:p text:style-name="P47">définir &lt;xsl:template&gt;</text:p>
            </text:list-item>
            <text:list-item>
              <text:p text:style-name="P47">appeler &lt;xsl:apply-template&gt; ou &lt;xsl:call-template&gt;</text:p>
            </text:list-item>
          </text:list>
        </text:list-item>
        <text:list-item>
          <text:p text:style-name="P47">sélection des éléments avec match, select</text:p>
        </text:list-item>
        <text:list-item>
          <text:p text:style-name="P41">xmlstarlet el -u -a -v <text:span text:style-name="T26">exo 2.2.2</text:span></text:p>
        </text:list-item>
        <text:list-item>
          <text:p text:style-name="P48">présentation XSL-FO</text:p>
        </text:list-item>
      </text:list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.1</text:p>
      <text:list xml:id="list3016233708819614819" text:style-name="L5">
        <text:list-item>
          <text:p text:style-name="P49">Exemples XML</text:p>
        </text:list-item>
      </text:list>
      <text:p text:style-name="P7">2.2</text:p>
      <text:list xml:id="list1363827494" text:continue-numbering="true" text:style-name="L5">
        <text:list-item>
          <text:p text:style-name="P49">Exemples DTD</text:p>
        </text:list-item>
      </text:list>
      <text:p text:style-name="P7">2.3</text:p>
      <text:list xml:id="list2116592931" text:continue-numbering="true" text:style-name="L5">
        <text:list-item>
          <text:p text:style-name="P49">Exemples XSD</text:p>
        </text:list-item>
      </text:list>
      <text:p text:style-name="P8">2.3</text:p>
      <text:list xml:id="list502284244" text:continue-numbering="true" text:style-name="L5">
        <text:list-item>
          <text:p text:style-name="P67"><text:span text:style-name="T16">Exemples X</text:span><text:span text:style-name="T17">SL</text:span></text:p>
        </text:list-item>
        <text:list-item>
          <text:p text:style-name="P50">Règles par défaut</text:p>
          <text:list>
            <text:list-item>
              <text:p text:style-name="P50">chaque élément affiche contenu</text:p>
            </text:list-item>
            <text:list-item>
              <text:p text:style-name="P50">chaque attribut affiche rien</text:p>
            </text:list-item>
          </text:list>
        </text:list-item>
        <text:list-item>
          <text:p text:style-name="P50">But XSL est de transformer les données XML</text:p>
        </text:list-item>
        <text:list-item>
          <text:p text:style-name="P50">exemple affichage comptage</text:p>
        </text:list-item>
      </text:list>
      <text:p text:style-name="P17"/>
      <text:p text:style-name="P9"/>
      <text:p text:style-name="P9">3.1</text:p>
      <text:list xml:id="list541839617447727788" text:style-name="L6">
        <text:list-item>
          <text:p text:style-name="P51">Liste des logiciels pour XML</text:p>
        </text:list-item>
      </text:list>
      <text:p text:style-name="P9"/>
      <text:p text:style-name="P10">3.2</text:p>
      <text:list xml:id="list6759593076642449768" text:style-name="L7">
        <text:list-item>
          <text:p text:style-name="P52">Vérification unitaire de document bien formé avec les navigateurs</text:p>
        </text:list-item>
        <text:list-item>
          <text:p text:style-name="P52">Vérification à la chaîne de document avec Java, Ruby</text:p>
          <text:list>
            <text:list-item>
              <text:p text:style-name="P42">Test avec le code java du prof</text:p>
            </text:list-item>
            <text:list-item>
              <text:p text:style-name="P42">Test avec le code Ruby (Nokogiri)</text:p>
            </text:list-item>
          </text:list>
        </text:list-item>
      </text:list>
      <text:p text:style-name="P10"/>
      <text:p text:style-name="P11">3.3</text:p>
      <text:list xml:id="list2592794102528384117" text:style-name="L8">
        <text:list-item>
          <text:p text:style-name="P53">Vérification fichier valide</text:p>
        </text:list-item>
        <text:list-item>
          <text:p text:style-name="P53">Vérification DTD</text:p>
          <text:list>
            <text:list-item>
              <text:p text:style-name="P43">Java</text:p>
            </text:list-item>
            <text:list-item>
              <text:p text:style-name="P43">Ruby</text:p>
            </text:list-item>
            <text:list-item>
              <text:p text:style-name="P43">Lignes de commande</text:p>
            </text:list-item>
          </text:list>
        </text:list-item>
        <text:list-item>
          <text:p text:style-name="P53">Vérification XSD</text:p>
          <text:list>
            <text:list-item>
              <text:p text:style-name="P43">Java</text:p>
            </text:list-item>
            <text:list-item>
              <text:p text:style-name="P43">Ruby</text:p>
            </text:list-item>
            <text:list-item>
              <text:p text:style-name="P54">RXP et xmllint impossible de vérifier XSD non reconnues</text:p>
            </text:list-item>
          </text:list>
        </text:list-item>
      </text:list>
      <text:p text:style-name="P11"/>
      <text:p text:style-name="P12">3.4</text:p>
      <text:list xml:id="list4305401698989980659" text:style-name="L9">
        <text:list-item>
          <text:p text:style-name="P55">XML en XSL, les navigateurs font la transformation à la volé </text:p>
        </text:list-item>
        <text:list-item>
          <text:p text:style-name="P55">Faire la transformation avec</text:p>
          <text:list>
            <text:list-item>
              <text:p text:style-name="P44">Prog java du prof</text:p>
            </text:list-item>
            <text:list-item>
              <text:p text:style-name="P44">Ruby</text:p>
            </text:list-item>
          </text:list>
        </text:list-item>
      </text:list>
      <text:p text:style-name="P18"/>
      <text:p text:style-name="P13">Conslusion</text:p>
      <text:p text:style-name="P13"/>
      <text:p text:style-name="P14">XPath2.0, XSLT2.0, Xquery ne sont pas valides sur les navigateurs. On peut utiliser libsaxonb-java qui inclut saxonb-xslt et saxonb-xquery pour les utiliser. </text:p>
      <text:list xml:id="list8944013057519444096" text:style-name="L10">
        <text:list-item>
          <text:p text:style-name="P68"><text:span text:style-name="T18">XSLT 1.0 faiblesse</text:span><text:span text:style-name="T20">s</text:span></text:p>
          <text:list>
            <text:list-item>
              <text:p text:style-name="P56">pas de possibilité de faire 2 docs de sortie</text:p>
            </text:list-item>
            <text:list-item>
              <text:p text:style-name="P57">pas de validation possible pour le fichier de sortie </text:p>
            </text:list-item>
            <text:list-item>
              <text:p text:style-name="P69"><text:span text:style-name="T18">ne peut pas créer ses propres fonctions, </text:span><text:span text:style-name="T20">etc etc ...</text:span></text:p>
            </text:list-item>
          </text:list>
        </text:list-item>
        <text:list-item>
          <text:p text:style-name="P70"><text:soft-page-break/><text:span text:style-name="T19">Xpath 1.0 faiblesse</text:span><text:span text:style-name="T20">s</text:span></text:p>
          <text:list>
            <text:list-item>
              <text:p text:style-name="P58">ne sait pas utiliser des séquences de nœuds et/ou valeurs</text:p>
            </text:list-item>
            <text:list-item>
              <text:p text:style-name="P58">ne pas de boucle sur les variable etc etc (la liste est longue)</text:p>
            </text:list-item>
          </text:list>
        </text:list-item>
        <text:list-item>
          <text:p text:style-name="P58">XQuery1.0</text:p>
          <text:list>
            <text:list-item>
              <text:p text:style-name="P58">langage de requêtes qui utilise Xpath2.0</text:p>
            </text:list-item>
            <text:list-item>
              <text:p text:style-name="P58">Navigateur ne connaissent pas Xquery mais JS peut l'implémenter</text:p>
            </text:list-item>
          </text:list>
        </text:list-item>
        <text:list-item>
          <text:p text:style-name="P59">XML et les autres schémas</text:p>
          <text:list>
            <text:list-item>
              <text:p text:style-name="P59">DTD trop simples</text:p>
            </text:list-item>
            <text:list-item>
              <text:p text:style-name="P59">XSD trop verbeuses</text:p>
            </text:list-item>
            <text:list-item>
              <text:p text:style-name="P45">trang ? <text:span text:style-name="T25">Voir exo 2.1.5</text:span></text:p>
            </text:list-item>
          </text:list>
        </text:list-item>
        <text:list-item>
          <text:p text:style-name="P71">XML et le web</text:p>
          <text:list>
            <text:list-item>
              <text:p text:style-name="P71">HTML + XML = XHTML</text:p>
            </text:list-item>
            <text:list-item>
              <text:p text:style-name="P71">AJAX utilise XML</text:p>
            </text:list-item>
          </text:list>
        </text:list-item>
      </text:list>
      <text:p text:style-name="P1"><draw:frame text:anchor-type="paragraph" draw:z-index="7" draw:style-name="gr6" svg:width="3.149cm" svg:height="2.858cm" svg:x="12.236cm" svg:y="1.589cm"><draw:text-box><text:p>Transformation dans de nombreux formats</text:p></draw:text-box></draw:frame><draw:rect text:anchor-type="paragraph" draw:z-index="6" draw:style-name="gr1" draw:text-style-name="P72" svg:width="3.864cm" svg:height="3.89cm" svg:x="11.866cm" svg:y="1.192cm"><text:p/></draw:rect><draw:rect text:anchor-type="paragraph" draw:z-index="0" draw:style-name="gr1" draw:text-style-name="P72" svg:width="3.737cm" svg:height="3.917cm" svg:x="5.616cm" svg:y="1.235cm"><text:p/></draw:rect><draw:frame text:anchor-type="paragraph" draw:z-index="1" draw:style-name="gr2" svg:width="2.382cm" svg:height="2.437cm" svg:x="6.283cm" svg:y="1.843cm"><draw:text-box><text:p>Choix de :</text:p><text:p><text:span text:style-name="T27">Structure</text:span></text:p><text:p><text:span text:style-name="T27">Cardinalité</text:span></text:p><text:p><text:span text:style-name="T27">Typage</text:span></text:p><text:p/></draw:text-box></draw:frame><draw:custom-shape text:anchor-type="paragraph" draw:z-index="2" draw:style-name="gr3" svg:width="1.747cm" svg:height="0.53cm" svg:x="9.855cm" svg:y="2.9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style-name="gr4" svg:width="1.668cm" svg:height="0.53cm" svg:x="3.478cm" svg:y="3.00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4" draw:style-name="gr1" draw:text-style-name="P72" svg:width="3.784cm" svg:height="3.811cm" svg:x="-0.57cm" svg:y="1.235cm"><text:p/></draw:rect><draw:frame text:anchor-type="paragraph" draw:z-index="5" draw:style-name="gr5" svg:width="3.784cm" svg:height="2.7cm" svg:x="-0.385cm" svg:y="1.764cm"><draw:text-box><text:p>Outils de :</text:p><text:p><text:span text:style-name="T28">Vérification,</text:span></text:p><text:p><text:span text:style-name="T28">Controle,</text:span></text:p><text:p><text:span text:style-name="T28">Garantie de Qualité</text:span></text:p><text:p>(grammaire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3">DTD</text:span><text:span text:style-name="T24"><text:tab/><text:tab/><text:tab/><text:tab/><text:tab/><text:tab/></text:span><text:span text:style-name="T23">XML</text:span><text:span text:style-name="T24"><text:tab/><text:tab/><text:tab/><text:tab/><text:tab/></text:span><text:span text:style-name="T23">XSL</text:span></text:p>
      <text:p text:style-name="P2">X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5:43:04</meta:creation-date>
    <dc:date>2013-11-18T23:12:46</dc:date>
    <meta:editing-duration>P2DT18M17S</meta:editing-duration>
    <meta:editing-cycles>19</meta:editing-cycles>
    <meta:generator>LibreOffice/4.0.2.2$Linux_X86_64 LibreOffice_project/400m0$Build-2</meta:generator>
    <meta:document-statistic meta:table-count="0" meta:image-count="0" meta:object-count="0" meta:page-count="4" meta:paragraph-count="135" meta:word-count="760" meta:character-count="4145" meta:non-whitespace-character-count="3621"/>
  </office:meta>
</office:document-meta>
</file>